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in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Min</text:span> can be evaluated from the expression.</text:p>,
                                            <text:list xml:id="list_Bar6" text:continue-numbering="true" text:continue-list="list_Bar5"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he maximum value that <text:span text:style-name="backtick">Value</text:span> and <text:span text:style-name="backtick">Value start</text:span> can contain.</text:p>,
                                            <text:list xml:id="list_Bar7" text:continue-numbering="true" text:continue-list="list_Bar6" text:style-name="Outline">
                                                <text:list-item>
                                                    <text:list>
                                                        <text:list-item>
                                                            <text:list>
                                                                <text:list-item>
                                                                    <text:h text:style-name="Heading_20_3" text:outline-level="3">
                                                                        Max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Max</text:span> can be evaluated from the expression.</text:p>,
                                            <text:list xml:id="list_Bar8" text:continue-numbering="true" text:continue-list="list_Bar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9"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10" text:continue-numbering="true" text:continue-list="list_Bar8"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11" text:continue-numbering="true" text:continue-list="list_Bar10"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2" text:continue-numbering="true" text:continue-list="list_Bar11"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an optional property. If specified then the value of the bar in the project editor will be this value. Only available when <text:span text:style-name="backtick">Value type</text:span> is set to <text:span text:style-name="backtick">Expression</text:span>.</text:p>,
                                            <text:list xml:id="list_Bar13" text:continue-numbering="true" text:continue-list="list_Bar12"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4" text:continue-numbering="true" text:continue-list="list_Bar13"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ext:list xml:id="list_Bar15" text:continue-numbering="true" text:continue-list="list_Bar14" text:style-name="Outline">
                                                <text:list-item>
                                                    <text:list>
                                                        <text:list-item>
                                                            <text:list>
                                                                <text:list-item>
                                                                    <text:h text:style-name="Heading_20_3" text:outline-level="3">
                                                                        Preview value start
                                                                        <text:s text:c="4"/>
                                                                        <text:span text:style-name="T2">String</text:span>
                                                                    </text:h>
                                                                </text:list-item>
                                                            </text:list>
                                                        </text:list-item>
                                                    </text:list>
                                                </text:list-item>
                                            </text:list>
                                            <text:p text:style-name="Standard">This is an optional property. If specified then the start value of the bar in the project editor will be this value. Only available when <text:span text:style-name="backtick">Value start type</text:span> is set to <text:span text:style-name="backtick">Expression</text:span> and <text:span text:style-name="backtick">Mode</text:span> is set to <text:span text:style-name="backtick">RANGE</text:span>.</text:p>,
                                            <text:list xml:id="list_Bar16" text:continue-numbering="true" text:continue-list="list_Bar15"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7" text:continue-numbering="true" text:continue-list="list_Bar1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ar18" text:continue-numbering="true" text:continue-list="list_Bar1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ar19" text:continue-numbering="true" text:continue-list="list_Bar1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ar2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21" text:continue-numbering="true" text:continue-list="list_Bar19"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Bar22" text:continue-numbering="true" text:continue-list="list_Bar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23" text:continue-numbering="true" text:continue-list="list_Bar2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2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25" text:continue-numbering="true" text:continue-list="list_Bar2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26" text:continue-numbering="true" text:continue-list="list_Bar2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8" text:continue-numbering="true" text:continue-list="list_Bar2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9" text:continue-numbering="true" text:continue-list="list_Bar2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3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31" text:continue-numbering="true" text:continue-list="list_Bar2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32" text:continue-numbering="true" text:continue-list="list_Bar3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3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Bar34" text:continue-numbering="true" text:continue-list="list_Bar3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ar35" text:continue-numbering="true" text:continue-list="list_Bar3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36" text:continue-numbering="true" text:continue-list="list_Bar3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37" text:continue-numbering="true" text:continue-list="list_Bar3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38" text:continue-numbering="true" text:continue-list="list_Bar3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39" text:continue-numbering="true" text:continue-list="list_Bar3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40" text:continue-numbering="true" text:continue-list="list_Bar3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41" text:continue-numbering="true" text:continue-list="list_Bar4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42" text:continue-numbering="true" text:continue-list="list_Bar4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43" text:continue-numbering="true" text:continue-list="list_Bar4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44" text:continue-numbering="true" text:continue-list="list_Bar4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45" text:continue-numbering="true" text:continue-list="list_Bar4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46" text:continue-numbering="true" text:continue-list="list_Bar4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47" text:continue-numbering="true" text:continue-list="list_Bar4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48" text:continue-numbering="true" text:continue-list="list_Bar4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49" text:continue-numbering="true" text:continue-list="list_Bar4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50" text:continue-numbering="true" text:continue-list="list_Bar4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51" text:continue-numbering="true" text:continue-list="list_Bar5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52" text:continue-numbering="true" text:continue-list="list_Bar5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53" text:continue-numbering="true" text:continue-list="list_Bar5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54" text:continue-numbering="true" text:continue-list="list_Bar5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55" text:continue-numbering="true" text:continue-list="list_Bar5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56" text:continue-numbering="true" text:continue-list="list_Bar5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57" text:continue-numbering="true" text:continue-list="list_Bar5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58" text:continue-numbering="true" text:continue-list="list_Bar5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59" text:continue-numbering="true" text:continue-list="list_Bar5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60" text:continue-numbering="true" text:continue-list="list_Bar5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ar61" text:continue-numbering="true" text:continue-list="list_Bar6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ar6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ar63" text:continue-numbering="true" text:continue-list="list_Bar6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ar6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ar65" text:continue-numbering="true" text:continue-list="list_Bar6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ar6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ar67" text:continue-numbering="true" text:continue-list="list_Bar6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ar6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69" text:continue-numbering="true" text:continue-list="list_Bar6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70" text:continue-numbering="true" text:continue-list="list_Bar6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71" text:continue-numbering="true" text:continue-list="list_Bar7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72" text:continue-numbering="true" text:continue-list="list_Bar7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73" text:continue-numbering="true" text:continue-list="list_Bar7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74" text:continue-numbering="true" text:continue-list="list_Bar7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ar75" text:continue-numbering="true" text:continue-list="list_Bar7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Bar76" text:continue-numbering="true" text:continue-list="list_Bar75"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77" text:continue-numbering="true" text:continue-list="list_Bar7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7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79" text:continue-numbering="true" text:continue-list="list_Bar7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80" text:continue-numbering="true" text:continue-list="list_Bar7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81" text:continue-numbering="true" text:continue-list="list_Bar8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8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